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0.00%" fo:text-align="left" fo:margin-bottom="8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0.00%" fo:text-align="left"/>
    </style:style>
    <style:style style:name="P3" style:family="paragraph">
      <style:paragraph-properties fo:line-height="110.00%" fo:text-align="left" fo:margin-bottom="8.00pt"/>
    </style:style>
    <style:style style:name="P4" style:family="paragraph">
      <style:paragraph-properties fo:line-height="110.00%" fo:text-align="left" fo:margin-bottom="8.00pt"/>
    </style:style>
  </office:automatic-styles>
  <office:body>
    <office:text>
      <text:p text:style-name="P1"><draw:frame text:anchor-type="as-char" svg:width="159.28mm" svg:height="22.75mm" style:rel-width="scale" style:rel-height="scale"><draw:object-ole xlink:href="OleObj1"/><draw:image xlink:href="ObjectReplacements/OleObj1"/></draw:frame><text:span text:style-name="T1"/></text:p>
      <text:p text:style-name="P1"><text:span text:style-name="T1">Name:Shakib Ahmad Shaikh<text:s text:c="14"/>div:comps-3<text:s text:c="14"/>roll no:37</text:span></text:p>
      <text:p text:style-name="P1"><text:span text:style-name="T2">Experiment No 08: Implementation of Doubly Linked List.</text:span></text:p>
      <text:p text:style-name="P1"><text:span text:style-name="T3"/></text:p>
      <text:p text:style-name="P1"><text:span text:style-name="T4">Aim: To implement doubly linked list.</text:span></text:p>
      <text:p text:style-name="P1"><text:span text:style-name="T4">Objectives : </text:span></text:p>
      <text:list text:style-name="L2">
        <text:list-item>
          <text:p text:style-name="P2"><text:span text:style-name="T4"><text:s/>Implement a doubly linked list data structure in a programming language of choice.</text:span></text:p>
        </text:list-item>
        <text:list-item>
          <text:p text:style-name="P2"><text:span text:style-name="T4"><text:s/>Implement basic operations on the doubly linked list, including insertion, deletion, traversal, and searching.</text:span></text:p>
        </text:list-item>
        <text:list-item>
          <text:p text:style-name="P2"><text:span text:style-name="T4">Analyze the time and space complexity of these operations to understand the efficiency of the data structure.</text:span></text:p>
        </text:list-item>
        <text:list-item>
          <text:p text:style-name="P3"><text:span text:style-name="T4">Explore real-world applications where doubly linked lists are useful and efficient.</text:span></text:p>
        </text:list-item>
      </text:list>
      <text:p text:style-name="P4"><text:span text:style-name="T4">Theory :</text:span></text:p>
      <text:p text:style-name="P4"><text:span text:style-name="T4">A doubly linked list is a fundamental data structure used in computer science and software engineering. It consists of a sequence of elements, each containing a data field and two links, one pointing to the previous element and the other to the next element. The purpose of this experiment is to implement a doubly linked list and analyze its operations, performance, and applications.</text:span></text:p>
      <text:p text:style-name="P4"><text:span text:style-name="T5"/></text:p>
      <text:p text:style-name="P4"><text:span text:style-name="T6">Algorithm :</text:span></text:p>
      <text:p text:style-name="P4"><text:span text:style-name="T6"># Node class to represent individual elements in the doubly linked list</text:span></text:p>
      <text:p text:style-name="P4"><text:span text:style-name="T6">class Node:</text:span></text:p>
      <text:p text:style-name="P4"><text:span text:style-name="T6"><text:s text:c="4"/>def __init__(self, data):</text:span></text:p>
      <text:p text:style-name="P4"><text:span text:style-name="T6"><text:s text:c="8"/>self.data = data</text:span></text:p>
      <text:p text:style-name="P4"><text:span text:style-name="T6"><text:s text:c="8"/>self.next = None<text:s text:c="2"/># Reference to the next node</text:span></text:p>
      <text:p text:style-name="P4"><text:span text:style-name="T6"><text:s text:c="8"/>self.prev = None<text:s text:c="2"/># Reference to the previous node</text:span></text:p>
      <text:p text:style-name="P4"><text:span text:style-name="T7"/></text:p>
      <text:p text:style-name="P4"><text:span text:style-name="T8"># DoublyLinkedList class to manage the list</text:span></text:p>
      <text:p text:style-name="P4"><text:span text:style-name="T8">class DoublyLinkedList:</text:span></text:p>
      <text:p text:style-name="P4"><text:span text:style-name="T8"><text:s text:c="4"/>def __init__(self):</text:span></text:p>
      <text:p text:style-name="P4"><text:span text:style-name="T8"><text:s text:c="8"/>self.head = None<text:s text:c="2"/># Reference to the first node</text:span></text:p>
      <text:p text:style-name="P4"><text:span text:style-name="T8"><text:s text:c="8"/>self.tail = None<text:s text:c="2"/># Reference to the last node</text:span></text:p>
      <text:p text:style-name="P4"><text:span text:style-name="T9"/></text:p>
      <text:p text:style-name="P4"><text:span text:style-name="T10"><text:s text:c="4"/># Function to insert a new element at the beginning of the list</text:span></text:p>
      <text:p text:style-name="P4"><text:span text:style-name="T10"><text:s text:c="4"/>def insert_at_beginning(self, data):</text:span></text:p>
      <text:p text:style-name="P4"><text:span text:style-name="T10"><text:s text:c="8"/>new_node = Node(data)</text:span></text:p>
      <text:p text:style-name="P4"><text:span text:style-name="T10"><text:s text:c="8"/>if self.head is None:</text:span></text:p>
      <text:p text:style-name="P4"><text:span text:style-name="T10"><text:s text:c="12"/>self.head = self.tail = new_node</text:span></text:p>
      <text:p text:style-name="P4"><text:span text:style-name="T10"><text:s text:c="8"/>else:</text:span></text:p>
      <text:p text:style-name="P4"><text:span text:style-name="T10"><text:s text:c="12"/>new_node.next = self.head</text:span></text:p>
      <text:p text:style-name="P4"><text:span text:style-name="T10"><text:s text:c="12"/>self.head.prev = new_node</text:span></text:p>
      <text:p text:style-name="P4"><text:span text:style-name="T10"><text:s text:c="12"/>self.head = new_node</text:span></text:p>
      <text:p text:style-name="P4"><text:span text:style-name="T11"/></text:p>
      <text:p text:style-name="P4"><text:span text:style-name="T12"><text:s text:c="4"/># Function to insert a new element at the end of the list</text:span></text:p>
      <text:p text:style-name="P4"><text:span text:style-name="T12"><text:s text:c="4"/>def insert_at_end(self, data):</text:span></text:p>
      <text:p text:style-name="P4"><text:span text:style-name="T12"><text:s text:c="8"/>new_node = Node(data)</text:span></text:p>
      <text:p text:style-name="P4"><text:span text:style-name="T12"><text:s text:c="8"/>if self.head is None:</text:span></text:p>
      <text:p text:style-name="P4"><text:span text:style-name="T12"><text:s text:c="12"/>self.head = self.tail = new_node</text:span></text:p>
      <text:p text:style-name="P4"><text:span text:style-name="T12"><text:s text:c="8"/>else:</text:span></text:p>
      <text:p text:style-name="P4"><text:span text:style-name="T12"><text:s text:c="12"/>new_node.prev = self.tail</text:span></text:p>
      <text:p text:style-name="P4"><text:span text:style-name="T12"><text:s text:c="12"/>self.tail.next = new_node</text:span></text:p>
      <text:p text:style-name="P4"><text:span text:style-name="T12"><text:s text:c="12"/>self.tail = new_node</text:span></text:p>
      <text:p text:style-name="P4"><text:span text:style-name="T13"/></text:p>
      <text:p text:style-name="P4"><text:span text:style-name="T14"><text:s text:c="4"/># Function to delete a node with a specific data value</text:span></text:p>
      <text:p text:style-name="P4"><text:span text:style-name="T14"><text:s text:c="4"/>def delete(self, data):</text:span></text:p>
      <text:p text:style-name="P4"><text:span text:style-name="T14"><text:s text:c="8"/>current = self.head</text:span></text:p>
      <text:p text:style-name="P4"><text:span text:style-name="T14"><text:s text:c="8"/>while current:</text:span></text:p>
      <text:p text:style-name="P4"><text:span text:style-name="T14"><text:s text:c="12"/>if current.data == data:</text:span></text:p>
      <text:p text:style-name="P4"><text:span text:style-name="T14"><text:s text:c="16"/>if current.prev:</text:span></text:p>
      <text:p text:style-name="P4"><text:span text:style-name="T14"><text:s text:c="20"/>current.prev.next = current.next</text:span></text:p>
      <text:p text:style-name="P4"><text:span text:style-name="T14"><text:s text:c="16"/>else:</text:span></text:p>
      <text:p text:style-name="P4"><text:span text:style-name="T14"><text:s text:c="20"/>self.head = current.next</text:span></text:p>
      <text:p text:style-name="P4"><text:span text:style-name="T15"/></text:p>
      <text:p text:style-name="P4"><text:span text:style-name="T16"><text:s text:c="16"/>if current.next:</text:span></text:p>
      <text:p text:style-name="P4"><text:span text:style-name="T16"><text:s text:c="20"/>current.next.prev = current.prev</text:span></text:p>
      <text:p text:style-name="P4"><text:span text:style-name="T16"><text:s text:c="16"/>else:</text:span></text:p>
      <text:p text:style-name="P4"><text:span text:style-name="T16"><text:s text:c="20"/>self.tail = current.prev</text:span></text:p>
      <text:p text:style-name="P4"><text:span text:style-name="T17"/></text:p>
      <text:p text:style-name="P4"><text:span text:style-name="T18"><text:s text:c="16"/>return<text:s text:c="2"/># Node found and deleted</text:span></text:p>
      <text:p text:style-name="P4"><text:span text:style-name="T18"><text:s text:c="12"/>current = current.next</text:span></text:p>
      <text:p text:style-name="P4"><text:span text:style-name="T19"/></text:p>
      <text:p text:style-name="P4"><text:span text:style-name="T20"><text:s text:c="4"/># Function to traverse and print the list forwards</text:span></text:p>
      <text:p text:style-name="P4"><text:span text:style-name="T20"><text:s text:c="4"/>def traverse_forward(self):</text:span></text:p>
      <text:p text:style-name="P4"><text:span text:style-name="T20"><text:s text:c="8"/>current = self.head</text:span></text:p>
      <text:p text:style-name="P4"><text:span text:style-name="T20"><text:s text:c="8"/>while current:</text:span></text:p>
      <text:p text:style-name="P4"><text:span text:style-name="T20"><text:s text:c="12"/>print(current.data, end=" &lt;-&gt; ")</text:span></text:p>
      <text:p text:style-name="P4"><text:span text:style-name="T20"><text:s text:c="12"/>current = current.next</text:span></text:p>
      <text:p text:style-name="P4"><text:span text:style-name="T20"><text:s text:c="8"/>print("None")</text:span></text:p>
      <text:p text:style-name="P4"><text:span text:style-name="T21"/></text:p>
      <text:p text:style-name="P4"><text:span text:style-name="T22"><text:s text:c="4"/># Function to traverse and print the list backwards</text:span></text:p>
      <text:p text:style-name="P4"><text:span text:style-name="T22"><text:s text:c="4"/>def traverse_backward(self):</text:span></text:p>
      <text:p text:style-name="P4"><text:span text:style-name="T22"><text:s text:c="8"/>current = self.tail</text:span></text:p>
      <text:p text:style-name="P4"><text:span text:style-name="T22"><text:s text:c="8"/>while current:</text:span></text:p>
      <text:p text:style-name="P4"><text:span text:style-name="T22"><text:s text:c="12"/>print(current.data, end=" &lt;-&gt; ")</text:span></text:p>
      <text:p text:style-name="P4"><text:span text:style-name="T22"><text:s text:c="12"/>current = current.prev</text:span></text:p>
      <text:p text:style-name="P4"><text:span text:style-name="T22"><text:s text:c="8"/>print("None")</text:span></text:p>
      <text:p text:style-name="P4"><text:span text:style-name="T23"/></text:p>
      <text:p text:style-name="P4"><text:span text:style-name="T24"># Example usage:</text:span></text:p>
      <text:p text:style-name="P4"><text:span text:style-name="T24">dllist = DoublyLinkedList()</text:span></text:p>
      <text:p text:style-name="P4"><text:span text:style-name="T24">dllist.insert_at_end(1)</text:span></text:p>
      <text:p text:style-name="P4"><text:span text:style-name="T24">dllist.insert_at_end(2)</text:span></text:p>
      <text:p text:style-name="P4"><text:span text:style-name="T24">dllist.insert_at_end(3)</text:span></text:p>
      <text:p text:style-name="P4"><text:span text:style-name="T24">dllist.insert_at_beginning(0)</text:span></text:p>
      <text:p text:style-name="P4"><text:span text:style-name="T25"/></text:p>
      <text:p text:style-name="P4"><text:span text:style-name="T26">dllist.traverse_forward()<text:s text:c="2"/># Output: 0 &lt;-&gt; 1 &lt;-&gt; 2 &lt;-&gt; 3 &lt;-&gt; None</text:span></text:p>
      <text:p text:style-name="P4"><text:span text:style-name="T26">dllist.traverse_backward()<text:s text:c="2"/># Output: 3 &lt;-&gt; 2 &lt;-&gt; 1 &lt;-&gt; 0 &lt;-&gt; None</text:span></text:p>
      <text:p text:style-name="P4"><text:span text:style-name="T27"/></text:p>
      <text:p text:style-name="P4"><text:span text:style-name="T28">dllist.delete(2)</text:span></text:p>
      <text:p text:style-name="P4"><text:span text:style-name="T28">dllist.traverse_forward()<text:s text:c="2"/># Output: 0 &lt;-&gt; 1 &lt;-&gt; 3 &lt;-&gt; None</text:span></text:p>
      <text:p text:style-name="P4"><text:span text:style-name="T29"/></text:p>
      <text:p text:style-name="P4"><text:span text:style-name="T29"/></text:p>
      <text:p text:style-name="P4"><text:span text:style-name="T30">Code : </text:span></text:p>
      <text:p text:style-name="P4"><text:span text:style-name="T30">#include&lt;stdio.h&gt;</text:span></text:p>
      <text:p text:style-name="P4"><text:span text:style-name="T30">#include&lt;conio.h&gt;</text:span></text:p>
      <text:p text:style-name="P4"><text:span text:style-name="T30">#include&lt;stdlib.h&gt;</text:span></text:p>
      <text:p text:style-name="P4"><text:span text:style-name="T30">struct node</text:span></text:p>
      <text:p text:style-name="P4"><text:span text:style-name="T30">{</text:span></text:p>
      <text:p text:style-name="P4"><text:span text:style-name="T30"><text:s text:c="4"/>struct node *prev;</text:span></text:p>
      <text:p text:style-name="P4"><text:span text:style-name="T30"><text:s text:c="4"/>struct node *next;</text:span></text:p>
      <text:p text:style-name="P4"><text:span text:style-name="T30"><text:s text:c="4"/>int data;</text:span></text:p>
      <text:p text:style-name="P4"><text:span text:style-name="T30">};</text:span></text:p>
      <text:p text:style-name="P4"><text:span text:style-name="T30">struct node *head;</text:span></text:p>
      <text:p text:style-name="P4"><text:span text:style-name="T30">void insertion();</text:span></text:p>
      <text:p text:style-name="P4"><text:span text:style-name="T31"/></text:p>
      <text:p text:style-name="P4"><text:span text:style-name="T32">void deletion();</text:span></text:p>
      <text:p text:style-name="P4"><text:span text:style-name="T33"/></text:p>
      <text:p text:style-name="P4"><text:span text:style-name="T34">void display();</text:span></text:p>
      <text:p text:style-name="P4"><text:span text:style-name="T35"/></text:p>
      <text:p text:style-name="P4"><text:span text:style-name="T36">void main ()</text:span></text:p>
      <text:p text:style-name="P4"><text:span text:style-name="T36">{</text:span></text:p>
      <text:p text:style-name="P4"><text:span text:style-name="T36">int choice =0;</text:span></text:p>
      <text:p text:style-name="P4"><text:span text:style-name="T36">clrscr();</text:span></text:p>
      <text:p text:style-name="P4"><text:span text:style-name="T36"><text:s text:c="4"/>while(choice != 9)</text:span></text:p>
      <text:p text:style-name="P4"><text:span text:style-name="T36"><text:s text:c="4"/>{</text:span></text:p>
      <text:p text:style-name="P4"><text:span text:style-name="T36"><text:tab/>printf("\n*********Main Menu*********\n");</text:span></text:p>
      <text:p text:style-name="P4"><text:span text:style-name="T36"><text:tab/>printf("\nChoose one option from the following list ...\n");</text:span></text:p>
      <text:p text:style-name="P4"><text:span text:style-name="T36"><text:tab/>printf("\n===============================================\n");</text:span></text:p>
      <text:p text:style-name="P4"><text:span text:style-name="T36"><text:tab/>printf("\n1.Insert \n2.Delete \n3.display\n4.Exit\n");</text:span></text:p>
      <text:p text:style-name="P4"><text:span text:style-name="T36"><text:tab/>printf("\nEnter your choice?\n");</text:span></text:p>
      <text:p text:style-name="P4"><text:span text:style-name="T36"><text:tab/>scanf("\n%d",&amp;choice);</text:span></text:p>
      <text:p text:style-name="P4"><text:span text:style-name="T36"><text:tab/>switch(choice)</text:span></text:p>
      <text:p text:style-name="P4"><text:span text:style-name="T36"><text:tab/>{</text:span></text:p>
      <text:p text:style-name="P4"><text:span text:style-name="T36"><text:tab/><text:s text:c="4"/>case 1:</text:span></text:p>
      <text:p text:style-name="P4"><text:span text:style-name="T36"><text:tab/><text:s text:c="4"/>insertion();</text:span></text:p>
      <text:p text:style-name="P4"><text:span text:style-name="T36"><text:tab/><text:s text:c="4"/>break;</text:span></text:p>
      <text:p text:style-name="P4"><text:span text:style-name="T36"><text:tab/><text:s text:c="4"/>case 2:</text:span></text:p>
      <text:p text:style-name="P4"><text:span text:style-name="T36"><text:tab/><text:s text:c="4"/>deletion();</text:span></text:p>
      <text:p text:style-name="P4"><text:span text:style-name="T36"><text:tab/><text:s text:c="4"/>break;</text:span></text:p>
      <text:p text:style-name="P4"><text:span text:style-name="T36"><text:tab/><text:s text:c="4"/>case 3:</text:span></text:p>
      <text:p text:style-name="P4"><text:span text:style-name="T36"><text:tab/><text:s text:c="4"/>display();</text:span></text:p>
      <text:p text:style-name="P4"><text:span text:style-name="T36"><text:tab/><text:s text:c="4"/>break;</text:span></text:p>
      <text:p text:style-name="P4"><text:span text:style-name="T36"><text:tab/><text:s text:c="4"/>case 4:</text:span></text:p>
      <text:p text:style-name="P4"><text:span text:style-name="T36"><text:tab/><text:s text:c="4"/>exit(0);</text:span></text:p>
      <text:p text:style-name="P4"><text:span text:style-name="T36"><text:tab/><text:s text:c="4"/>break;</text:span></text:p>
      <text:p text:style-name="P4"><text:span text:style-name="T36"><text:tab/><text:s text:c="4"/>default:</text:span></text:p>
      <text:p text:style-name="P4"><text:span text:style-name="T36"><text:tab/><text:s text:c="4"/>printf("Please enter valid choice..");</text:span></text:p>
      <text:p text:style-name="P4"><text:span text:style-name="T36"><text:tab/>}</text:span></text:p>
      <text:p text:style-name="P4"><text:span text:style-name="T36"><text:s text:c="4"/>}</text:span></text:p>
      <text:p text:style-name="P4"><text:span text:style-name="T36"><text:s text:c="4"/>getch();</text:span></text:p>
      <text:p text:style-name="P4"><text:span text:style-name="T36">}</text:span></text:p>
      <text:p text:style-name="P4"><text:span text:style-name="T36">void insertion()</text:span></text:p>
      <text:p text:style-name="P4"><text:span text:style-name="T36">{</text:span></text:p>
      <text:p text:style-name="P4"><text:span text:style-name="T36"><text:s text:c="3"/>struct node *ptr,*temp;</text:span></text:p>
      <text:p text:style-name="P4"><text:span text:style-name="T36"><text:s text:c="3"/>int item;</text:span></text:p>
      <text:p text:style-name="P4"><text:span text:style-name="T36"><text:s text:c="3"/>ptr = (struct node *)malloc(sizeof(struct node));</text:span></text:p>
      <text:p text:style-name="P4"><text:span text:style-name="T36"><text:s text:c="3"/>if(ptr == NULL)</text:span></text:p>
      <text:p text:style-name="P4"><text:span text:style-name="T36"><text:s text:c="3"/>{</text:span></text:p>
      <text:p text:style-name="P4"><text:span text:style-name="T36"><text:s text:c="7"/>printf("\nOVERFLOW");</text:span></text:p>
      <text:p text:style-name="P4"><text:span text:style-name="T36"><text:s text:c="3"/>}</text:span></text:p>
      <text:p text:style-name="P4"><text:span text:style-name="T36"><text:s text:c="3"/>else</text:span></text:p>
      <text:p text:style-name="P4"><text:span text:style-name="T36"><text:s text:c="3"/>{</text:span></text:p>
      <text:p text:style-name="P4"><text:span text:style-name="T36"><text:s text:c="4"/>printf("\nEnter Item value");</text:span></text:p>
      <text:p text:style-name="P4"><text:span text:style-name="T36"><text:s text:c="4"/>scanf("%d",&amp;item);</text:span></text:p>
      <text:p text:style-name="P4"><text:span text:style-name="T36"><text:s text:c="4"/>ptr-&gt;data=item;</text:span></text:p>
      <text:p text:style-name="P4"><text:span text:style-name="T36"><text:s text:c="3"/>if(head==NULL)</text:span></text:p>
      <text:p text:style-name="P4"><text:span text:style-name="T36"><text:s text:c="3"/>{</text:span></text:p>
      <text:p text:style-name="P4"><text:span text:style-name="T36"><text:s text:c="6"/>head = ptr;</text:span></text:p>
      <text:p text:style-name="P4"><text:span text:style-name="T36"><text:s text:c="6"/>ptr -&gt; next = head;</text:span></text:p>
      <text:p text:style-name="P4"><text:span text:style-name="T36"><text:s text:c="6"/>ptr -&gt; prev = head;</text:span></text:p>
      <text:p text:style-name="P4"><text:span text:style-name="T36"><text:s text:c="3"/>}</text:span></text:p>
      <text:p text:style-name="P4"><text:span text:style-name="T36"><text:s text:c="3"/>else</text:span></text:p>
      <text:p text:style-name="P4"><text:span text:style-name="T36"><text:s text:c="3"/>{</text:span></text:p>
      <text:p text:style-name="P4"><text:span text:style-name="T36"><text:s text:c="7"/>temp = head;</text:span></text:p>
      <text:p text:style-name="P4"><text:span text:style-name="T36"><text:s text:c="4"/>while(temp -&gt; next != head)</text:span></text:p>
      <text:p text:style-name="P4"><text:span text:style-name="T36"><text:s text:c="4"/>{</text:span></text:p>
      <text:p text:style-name="P4"><text:span text:style-name="T36"><text:tab/>temp = temp -&gt; next;</text:span></text:p>
      <text:p text:style-name="P4"><text:span text:style-name="T36"><text:s text:c="4"/>}</text:span></text:p>
      <text:p text:style-name="P4"><text:span text:style-name="T36"><text:s text:c="4"/>temp -&gt; next = ptr;</text:span></text:p>
      <text:p text:style-name="P4"><text:span text:style-name="T36"><text:s text:c="4"/>ptr -&gt; prev = temp;</text:span></text:p>
      <text:p text:style-name="P4"><text:span text:style-name="T36"><text:s text:c="4"/>head -&gt; prev = ptr;</text:span></text:p>
      <text:p text:style-name="P4"><text:span text:style-name="T36"><text:s text:c="4"/>ptr -&gt; next = head;</text:span></text:p>
      <text:p text:style-name="P4"><text:span text:style-name="T36"><text:s text:c="4"/>head = ptr;</text:span></text:p>
      <text:p text:style-name="P4"><text:span text:style-name="T36"><text:s text:c="3"/>}</text:span></text:p>
      <text:p text:style-name="P4"><text:span text:style-name="T36"><text:s text:c="3"/>printf("\nNode inserted\n");</text:span></text:p>
      <text:p text:style-name="P4"><text:span text:style-name="T36">}</text:span></text:p>
      <text:p text:style-name="P4"><text:span text:style-name="T37"/></text:p>
      <text:p text:style-name="P4"><text:span text:style-name="T38">}</text:span></text:p>
      <text:p text:style-name="P4"><text:span text:style-name="T39"/></text:p>
      <text:p text:style-name="P4"><text:span text:style-name="T40">void deletion()</text:span></text:p>
      <text:p text:style-name="P4"><text:span text:style-name="T40">{</text:span></text:p>
      <text:p text:style-name="P4"><text:span text:style-name="T40"><text:s text:c="4"/>struct node *temp;</text:span></text:p>
      <text:p text:style-name="P4"><text:span text:style-name="T40"><text:s text:c="4"/>if(head == NULL)</text:span></text:p>
      <text:p text:style-name="P4"><text:span text:style-name="T40"><text:s text:c="4"/>{</text:span></text:p>
      <text:p text:style-name="P4"><text:span text:style-name="T40"><text:tab/>printf("\n UNDERFLOW");</text:span></text:p>
      <text:p text:style-name="P4"><text:span text:style-name="T40"><text:s text:c="4"/>}</text:span></text:p>
      <text:p text:style-name="P4"><text:span text:style-name="T40"><text:s text:c="4"/>else if(head-&gt;next == head)</text:span></text:p>
      <text:p text:style-name="P4"><text:span text:style-name="T40"><text:s text:c="4"/>{</text:span></text:p>
      <text:p text:style-name="P4"><text:span text:style-name="T40"><text:tab/>head = NULL;</text:span></text:p>
      <text:p text:style-name="P4"><text:span text:style-name="T40"><text:tab/>free(head);</text:span></text:p>
      <text:p text:style-name="P4"><text:span text:style-name="T40"><text:tab/>printf("\nnode deleted\n");</text:span></text:p>
      <text:p text:style-name="P4"><text:span text:style-name="T40"><text:s text:c="4"/>}</text:span></text:p>
      <text:p text:style-name="P4"><text:span text:style-name="T40"><text:s text:c="4"/>else</text:span></text:p>
      <text:p text:style-name="P4"><text:span text:style-name="T40"><text:s text:c="4"/>{</text:span></text:p>
      <text:p text:style-name="P4"><text:span text:style-name="T40"><text:tab/>temp = head;</text:span></text:p>
      <text:p text:style-name="P4"><text:span text:style-name="T40"><text:tab/>while(temp -&gt; next != head)</text:span></text:p>
      <text:p text:style-name="P4"><text:span text:style-name="T40"><text:tab/>{</text:span></text:p>
      <text:p text:style-name="P4"><text:span text:style-name="T40"><text:tab/><text:s text:c="4"/>temp = temp -&gt; next;</text:span></text:p>
      <text:p text:style-name="P4"><text:span text:style-name="T40"><text:tab/>}</text:span></text:p>
      <text:p text:style-name="P4"><text:span text:style-name="T40"><text:tab/>temp -&gt; next = head -&gt; next;</text:span></text:p>
      <text:p text:style-name="P4"><text:span text:style-name="T40"><text:tab/>head -&gt; next -&gt; prev = temp;</text:span></text:p>
      <text:p text:style-name="P4"><text:span text:style-name="T40"><text:tab/>free(head);</text:span></text:p>
      <text:p text:style-name="P4"><text:span text:style-name="T40"><text:tab/>head = temp -&gt; next;</text:span></text:p>
      <text:p text:style-name="P4"><text:span text:style-name="T40"><text:s text:c="4"/>}</text:span></text:p>
      <text:p text:style-name="P4"><text:span text:style-name="T41"/></text:p>
      <text:p text:style-name="P4"><text:span text:style-name="T42">}</text:span></text:p>
      <text:p text:style-name="P4"><text:span text:style-name="T42">void display()</text:span></text:p>
      <text:p text:style-name="P4"><text:span text:style-name="T42">{</text:span></text:p>
      <text:p text:style-name="P4"><text:span text:style-name="T42"><text:s text:c="4"/>struct node *ptr;</text:span></text:p>
      <text:p text:style-name="P4"><text:span text:style-name="T42"><text:s text:c="4"/>ptr=head;</text:span></text:p>
      <text:p text:style-name="P4"><text:span text:style-name="T42"><text:s text:c="4"/>if(head == NULL)</text:span></text:p>
      <text:p text:style-name="P4"><text:span text:style-name="T42"><text:s text:c="4"/>{</text:span></text:p>
      <text:p text:style-name="P4"><text:span text:style-name="T42"><text:tab/>printf("\nnothing to print");</text:span></text:p>
      <text:p text:style-name="P4"><text:span text:style-name="T42"><text:s text:c="4"/>}</text:span></text:p>
      <text:p text:style-name="P4"><text:span text:style-name="T42"><text:s text:c="4"/>else</text:span></text:p>
      <text:p text:style-name="P4"><text:span text:style-name="T42"><text:s text:c="4"/>{</text:span></text:p>
      <text:p text:style-name="P4"><text:span text:style-name="T42"><text:tab/>printf("\n printing values ... \n");</text:span></text:p>
      <text:p text:style-name="P4"><text:span text:style-name="T43"/></text:p>
      <text:p text:style-name="P4"><text:span text:style-name="T44"><text:tab/>while(ptr -&gt; next != head)</text:span></text:p>
      <text:p text:style-name="P4"><text:span text:style-name="T44"><text:tab/>{</text:span></text:p>
      <text:p text:style-name="P4"><text:span text:style-name="T45"/></text:p>
      <text:p text:style-name="P4"><text:span text:style-name="T46"><text:tab/><text:s text:c="4"/>printf("%d\n", ptr -&gt; data);</text:span></text:p>
      <text:p text:style-name="P4"><text:span text:style-name="T46"><text:tab/><text:s text:c="4"/>ptr = ptr -&gt; next;</text:span></text:p>
      <text:p text:style-name="P4"><text:span text:style-name="T46"><text:tab/>}</text:span></text:p>
      <text:p text:style-name="P4"><text:span text:style-name="T46"><text:tab/>printf("%d\n", ptr -&gt; data);</text:span></text:p>
      <text:p text:style-name="P4"><text:span text:style-name="T46"><text:s text:c="4"/>}</text:span></text:p>
      <text:p text:style-name="P4"><text:span text:style-name="T47"/></text:p>
      <text:p text:style-name="P4"><text:span text:style-name="T48">}</text:span></text:p>
      <text:p text:style-name="P4"><text:span text:style-name="T49"/></text:p>
      <text:p text:style-name="P4"><text:span text:style-name="T49"/></text:p>
      <text:p text:style-name="P4"><text:span text:style-name="T50">Output : </text:span></text:p>
      <text:p text:style-name="P4"><draw:frame text:anchor-type="as-char" svg:width="165.10mm" svg:height="92.87mm" style:rel-width="scale" style:rel-height="scale"><draw:object-ole xlink:href="OleObj2"/><draw:image xlink:href="ObjectReplacements/OleObj2"/></draw:frame><text:span text:style-name="T51"/></text:p>
      <text:p text:style-name="P4"><text:span text:style-name="T51"/></text:p>
      <text:p text:style-name="P4"><text:span text:style-name="T51"/></text:p>
      <text:p text:style-name="P4"><text:span text:style-name="T52">Conclusion : </text:span></text:p>
      <text:p text:style-name="P4"><text:span text:style-name="T52">Understanding the theory behind the implementation of a doubly linked list is crucial for building efficient and versatile data structures. By implementing and analyzing the operations of a doubly linked list, this experiment provides valuable insights into the practical aspects of this data structure and its applications in real-world scenarios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